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1.638cm" fo:margin-left="1.866cm" table:align="left"/>
    </style:style>
    <style:style style:name="Tabla2.A" style:family="table-column">
      <style:table-column-properties style:column-width="3.66cm"/>
    </style:style>
    <style:style style:name="Tabla2.B" style:family="table-column">
      <style:table-column-properties style:column-width="4.242cm"/>
    </style:style>
    <style:style style:name="Tabla2.C" style:family="table-column">
      <style:table-column-properties style:column-width="3.736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2pt" fo:language="en" fo:country="US" fo:font-weight="bold" officeooo:rsid="001dcefd" officeooo:paragraph-rsid="001dcefd"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Arial" fo:language="en" fo:country="US" fo:font-weight="bold" officeooo:rsid="001dcefd" officeooo:paragraph-rsid="001dcefd" style:font-weight-asian="bold" style:font-weight-complex="bold"/>
    </style:style>
    <style:style style:name="P3" style:family="paragraph" style:parent-style-name="Standard">
      <style:text-properties style:font-name="Arial" fo:language="en" fo:country="US" fo:font-weight="bold" officeooo:rsid="001dcefd" officeooo:paragraph-rsid="001dcefd" style:font-weight-asian="bold" style:font-weight-complex="bold"/>
    </style:style>
    <style:style style:name="P4" style:family="paragraph" style:parent-style-name="Standard">
      <style:text-properties style:font-name="Arial" fo:language="en" fo:country="US" fo:font-weight="bold" officeooo:rsid="001e9ea1" officeooo:paragraph-rsid="001e9ea1" style:font-weight-asian="bold" style:font-weight-complex="bold"/>
    </style:style>
    <style:style style:name="P5" style:family="paragraph" style:parent-style-name="Standard">
      <style:text-properties style:font-name="Arial" fo:language="en" fo:country="US" fo:font-weight="bold" officeooo:rsid="001fede3" officeooo:paragraph-rsid="001fede3" style:font-weight-asian="bold" style:font-weight-complex="bold"/>
    </style:style>
    <style:style style:name="P6" style:family="paragraph" style:parent-style-name="Standard">
      <style:text-properties style:font-name="Arial" fo:language="en" fo:country="US" fo:font-weight="bold" officeooo:rsid="00178fce" officeooo:paragraph-rsid="004bf539" style:font-weight-asian="bold" style:font-weight-complex="bold"/>
    </style:style>
    <style:style style:name="P7" style:family="paragraph" style:parent-style-name="Standard">
      <style:text-properties style:font-name="Arial" fo:language="en" fo:country="US" fo:font-weight="bold" officeooo:rsid="004d703c" officeooo:paragraph-rsid="004d703c" style:font-weight-asian="bold" style:font-weight-complex="bold"/>
    </style:style>
    <style:style style:name="P8" style:family="paragraph" style:parent-style-name="Standard">
      <style:text-properties style:font-name="Arial" fo:language="en" fo:country="US" officeooo:rsid="001dcefd" officeooo:paragraph-rsid="001dcefd"/>
    </style:style>
    <style:style style:name="P9" style:family="paragraph" style:parent-style-name="Standard">
      <style:text-properties style:font-name="Arial" fo:language="en" fo:country="US" officeooo:rsid="001e9ea1" officeooo:paragraph-rsid="001e9ea1"/>
    </style:style>
    <style:style style:name="P10" style:family="paragraph" style:parent-style-name="Standard">
      <style:text-properties style:font-name="Arial" fo:language="en" fo:country="US" officeooo:rsid="001fede3" officeooo:paragraph-rsid="001fede3"/>
    </style:style>
    <style:style style:name="P11" style:family="paragraph" style:parent-style-name="Standard">
      <style:text-properties style:font-name="Arial" fo:language="en" fo:country="US" officeooo:rsid="001fede3" officeooo:paragraph-rsid="001e9ea1"/>
    </style:style>
    <style:style style:name="P12" style:family="paragraph" style:parent-style-name="Standard">
      <style:text-properties style:font-name="Arial" fo:language="en" fo:country="US" officeooo:rsid="00395df7" officeooo:paragraph-rsid="00395df7"/>
    </style:style>
    <style:style style:name="P13" style:family="paragraph" style:parent-style-name="Standard">
      <style:text-properties style:font-name="Arial" fo:language="en" fo:country="US" officeooo:rsid="00395df7" officeooo:paragraph-rsid="003be042"/>
    </style:style>
    <style:style style:name="P14" style:family="paragraph" style:parent-style-name="Standard">
      <style:text-properties style:font-name="Arial" fo:language="en" fo:country="US" officeooo:rsid="003be042" officeooo:paragraph-rsid="003be042"/>
    </style:style>
    <style:style style:name="P15" style:family="paragraph" style:parent-style-name="Standard">
      <style:text-properties style:font-name="Arial" fo:language="en" fo:country="US" officeooo:rsid="00178fce" officeooo:paragraph-rsid="0052215d"/>
    </style:style>
    <style:style style:name="P16" style:family="paragraph" style:parent-style-name="Standard">
      <style:text-properties style:font-name="Arial" fo:language="en" fo:country="US" officeooo:rsid="0029438b" officeooo:paragraph-rsid="004d703c"/>
    </style:style>
    <style:style style:name="P17" style:family="paragraph" style:parent-style-name="Standard">
      <style:text-properties style:font-name="Arial" fo:language="en" fo:country="US" officeooo:rsid="0024edaf" officeooo:paragraph-rsid="0052215d"/>
    </style:style>
    <style:style style:name="P18" style:family="paragraph" style:parent-style-name="Standard">
      <style:text-properties style:font-name="Arial" fo:font-size="16pt" fo:language="en" fo:country="US" fo:font-style="normal" officeooo:rsid="001fede3" officeooo:paragraph-rsid="001fede3" style:font-size-asian="14pt" style:font-style-asian="normal" style:font-size-complex="16pt" style:font-style-complex="normal"/>
    </style:style>
    <style:style style:name="P19" style:family="paragraph" style:parent-style-name="Standard">
      <style:text-properties style:font-name="Arial" fo:font-size="16pt" fo:language="en" fo:country="US" fo:font-style="normal" officeooo:rsid="001fede3" officeooo:paragraph-rsid="00206037" style:font-size-asian="14pt" style:font-style-asian="normal" style:font-size-complex="16pt" style:font-style-complex="normal"/>
    </style:style>
    <style:style style:name="P20" style:family="paragraph" style:parent-style-name="Standard">
      <style:text-properties style:font-name="Arial" fo:font-size="16pt" fo:language="en" fo:country="US" fo:font-style="normal" officeooo:rsid="00216d01" officeooo:paragraph-rsid="00216d01" style:font-size-asian="14pt" style:font-style-asian="normal" style:font-size-complex="16pt" style:font-style-complex="normal"/>
    </style:style>
    <style:style style:name="P21" style:family="paragraph" style:parent-style-name="Standard">
      <style:text-properties style:font-name="Arial" fo:font-size="12pt" fo:language="en" fo:country="US" fo:font-style="italic" officeooo:rsid="001fede3" officeooo:paragraph-rsid="001fede3" style:font-size-asian="10.5pt" style:font-style-asian="italic" style:font-size-complex="12pt" style:font-style-complex="italic"/>
    </style:style>
    <style:style style:name="P22" style:family="paragraph" style:parent-style-name="Standard">
      <style:text-properties style:font-name="Arial" fo:font-size="12pt" fo:language="en" fo:country="US" fo:font-style="italic" officeooo:rsid="001fede3" officeooo:paragraph-rsid="001e9ea1" style:font-size-asian="10.5pt" style:font-style-asian="italic" style:font-size-complex="12pt" style:font-style-complex="italic"/>
    </style:style>
    <style:style style:name="P23" style:family="paragraph" style:parent-style-name="Standard">
      <style:text-properties style:font-name="Arial" fo:font-size="12pt" fo:language="en" fo:country="US" fo:font-style="italic" officeooo:rsid="0028e990" officeooo:paragraph-rsid="0028e990" style:font-size-asian="10.5pt" style:font-style-asian="italic" style:font-size-complex="12pt" style:font-style-complex="italic"/>
    </style:style>
    <style:style style:name="P24" style:family="paragraph" style:parent-style-name="Standard">
      <style:text-properties style:font-name="Arial" fo:font-size="12pt" fo:language="en" fo:country="US" fo:font-style="italic" fo:font-weight="bold" officeooo:rsid="002c297a" officeooo:paragraph-rsid="001fede3" style:font-size-asian="10.5pt" style:font-style-asian="italic" style:font-weight-asian="bold" style:font-size-complex="12pt" style:font-style-complex="italic" style:font-weight-complex="bold"/>
    </style:style>
    <style:style style:name="P25" style:family="paragraph" style:parent-style-name="Standard">
      <style:text-properties style:font-name="Arial" fo:font-size="12pt" fo:language="en" fo:country="US" fo:font-style="normal" fo:font-weight="normal" officeooo:rsid="00206037" officeooo:paragraph-rsid="00206037" style:font-size-asian="10.5pt" style:font-style-asian="normal" style:font-weight-asian="normal" style:font-size-complex="12pt" style:font-style-complex="normal" style:font-weight-complex="normal"/>
    </style:style>
    <style:style style:name="P26" style:family="paragraph" style:parent-style-name="Standard">
      <style:text-properties style:font-name="Arial" fo:font-size="12pt" fo:language="en" fo:country="US" fo:font-style="normal" fo:font-weight="normal" officeooo:rsid="00206037" officeooo:paragraph-rsid="003e8679" style:font-size-asian="10.5pt" style:font-style-asian="normal" style:font-weight-asian="normal" style:font-size-complex="12pt" style:font-style-complex="normal" style:font-weight-complex="normal"/>
    </style:style>
    <style:style style:name="P27" style:family="paragraph" style:parent-style-name="Standard">
      <style:text-properties style:font-name="Arial" fo:font-size="12pt" fo:language="en" fo:country="US" fo:font-style="normal" fo:font-weight="normal" officeooo:rsid="002c297a" officeooo:paragraph-rsid="002c297a" style:font-size-asian="10.5pt" style:font-style-asian="normal" style:font-weight-asian="normal" style:font-size-complex="12pt" style:font-style-complex="normal" style:font-weight-complex="normal"/>
    </style:style>
    <style:style style:name="P28" style:family="paragraph" style:parent-style-name="Standard">
      <style:text-properties style:font-name="Arial" fo:font-size="12pt" fo:language="en" fo:country="US" fo:font-style="normal" fo:font-weight="normal" officeooo:rsid="002c297a" officeooo:paragraph-rsid="00206037" style:font-size-asian="10.5pt" style:font-style-asian="normal" style:font-weight-asian="normal" style:font-size-complex="12pt" style:font-style-complex="normal" style:font-weight-complex="normal"/>
    </style:style>
    <style:style style:name="P29" style:family="paragraph" style:parent-style-name="Standard">
      <style:text-properties style:font-name="Arial" fo:font-size="12pt" fo:language="en" fo:country="US" fo:font-style="normal" fo:font-weight="normal" officeooo:rsid="002c297a" officeooo:paragraph-rsid="00216d01" style:font-size-asian="10.5pt" style:font-style-asian="normal" style:font-weight-asian="normal" style:font-size-complex="12pt" style:font-style-complex="normal" style:font-weight-complex="normal"/>
    </style:style>
    <style:style style:name="P30" style:family="paragraph" style:parent-style-name="Standard">
      <style:text-properties style:font-name="Arial" fo:font-size="12pt" fo:language="en" fo:country="US" fo:font-style="normal" fo:font-weight="normal" officeooo:rsid="002db35a" officeooo:paragraph-rsid="002db35a" style:font-size-asian="10.5pt" style:font-style-asian="normal" style:font-weight-asian="normal" style:font-size-complex="12pt" style:font-style-complex="normal" style:font-weight-complex="normal"/>
    </style:style>
    <style:style style:name="P31" style:family="paragraph" style:parent-style-name="Standard">
      <style:text-properties style:font-name="Arial" fo:font-size="12pt" fo:language="en" fo:country="US" fo:font-style="normal" fo:font-weight="normal" officeooo:rsid="003c6db4" officeooo:paragraph-rsid="003c6db4" style:font-size-asian="10.5pt" style:font-style-asian="normal" style:font-weight-asian="normal" style:font-size-complex="12pt" style:font-style-complex="normal" style:font-weight-complex="normal"/>
    </style:style>
    <style:style style:name="P32" style:family="paragraph" style:parent-style-name="Standard">
      <style:text-properties style:font-name="Arial" fo:font-size="12pt" fo:language="en" fo:country="US" fo:font-style="normal" fo:font-weight="normal" officeooo:rsid="003e8679" officeooo:paragraph-rsid="003e8679" style:font-size-asian="10.5pt" style:font-style-asian="normal" style:font-weight-asian="normal" style:font-size-complex="12pt" style:font-style-complex="normal" style:font-weight-complex="normal"/>
    </style:style>
    <style:style style:name="P33" style:family="paragraph" style:parent-style-name="Standard">
      <style:text-properties style:font-name="Arial" fo:font-size="12pt" fo:language="en" fo:country="US" fo:font-style="normal" fo:font-weight="normal" officeooo:rsid="002db35a" officeooo:paragraph-rsid="002db35a" style:font-size-asian="12pt" style:font-style-asian="normal" style:font-weight-asian="normal" style:font-size-complex="12pt" style:font-style-complex="normal" style:font-weight-complex="normal"/>
    </style:style>
    <style:style style:name="P34" style:family="paragraph" style:parent-style-name="Standard">
      <style:text-properties style:font-name="Arial" fo:font-size="12pt" fo:language="en" fo:country="US" fo:font-style="normal" fo:font-weight="normal" officeooo:rsid="002dc1c0" officeooo:paragraph-rsid="002dc1c0" style:font-size-asian="12pt" style:font-style-asian="normal" style:font-weight-asian="normal" style:font-size-complex="12pt" style:font-style-complex="normal" style:font-weight-complex="normal"/>
    </style:style>
    <style:style style:name="P35" style:family="paragraph" style:parent-style-name="Standard">
      <style:text-properties style:font-name="Arial" fo:font-size="12pt" fo:language="en" fo:country="US" fo:font-style="normal" fo:font-weight="normal" officeooo:rsid="002dc1c0" officeooo:paragraph-rsid="004047a7" style:font-size-asian="12pt" style:font-style-asian="normal" style:font-weight-asian="normal" style:font-size-complex="12pt" style:font-style-complex="normal" style:font-weight-complex="normal"/>
    </style:style>
    <style:style style:name="P36" style:family="paragraph" style:parent-style-name="Standard">
      <style:text-properties style:font-name="Arial" fo:font-size="12pt" fo:language="en" fo:country="US" fo:font-style="normal" fo:font-weight="normal" officeooo:rsid="003e8679" officeooo:paragraph-rsid="003e8679" style:font-size-asian="12pt" style:font-style-asian="normal" style:font-weight-asian="normal" style:font-size-complex="12pt" style:font-style-complex="normal"/>
    </style:style>
    <style:style style:name="P37" style:family="paragraph" style:parent-style-name="Standard">
      <style:text-properties style:font-name="Arial" fo:font-size="12pt" fo:language="en" fo:country="US" fo:font-style="normal" fo:font-weight="bold" officeooo:rsid="001fede3" officeooo:paragraph-rsid="001fede3" style:font-size-asian="10.5pt" style:font-style-asian="normal" style:font-weight-asian="bold" style:font-size-complex="12pt" style:font-style-complex="normal" style:font-weight-complex="bold"/>
    </style:style>
    <style:style style:name="P38" style:family="paragraph" style:parent-style-name="Standard">
      <style:text-properties style:font-name="Arial" fo:font-size="12pt" fo:language="en" fo:country="US" fo:font-style="normal" fo:font-weight="bold" officeooo:rsid="002c297a" officeooo:paragraph-rsid="002c297a" style:font-size-asian="10.5pt" style:font-style-asian="normal" style:font-weight-asian="bold" style:font-size-complex="12pt" style:font-style-complex="normal" style:font-weight-complex="bold"/>
    </style:style>
    <style:style style:name="P39" style:family="paragraph" style:parent-style-name="Standard">
      <style:text-properties style:font-name="Arial" fo:font-size="12pt" fo:language="en" fo:country="US" fo:font-style="normal" fo:font-weight="bold" officeooo:rsid="00216d01" officeooo:paragraph-rsid="00216d01" style:font-size-asian="10.5pt" style:font-style-asian="normal" style:font-weight-asian="bold" style:font-size-complex="12pt" style:font-style-complex="normal" style:font-weight-complex="bold"/>
    </style:style>
    <style:style style:name="P40" style:family="paragraph" style:parent-style-name="Standard">
      <style:text-properties style:font-name="Arial" fo:font-size="12pt" fo:language="en" fo:country="US" fo:font-style="normal" fo:font-weight="bold" officeooo:rsid="003b0264" officeooo:paragraph-rsid="003b0264" style:font-size-asian="10.5pt" style:font-style-asian="normal" style:font-weight-asian="bold" style:font-size-complex="12pt" style:font-style-complex="normal" style:font-weight-complex="bold"/>
    </style:style>
    <style:style style:name="P41" style:family="paragraph" style:parent-style-name="Standard">
      <style:text-properties style:font-name="Arial" fo:font-size="12pt" fo:language="en" fo:country="US" fo:font-style="normal" fo:font-weight="bold" officeooo:rsid="00206037" officeooo:paragraph-rsid="00206037" style:font-size-asian="10.5pt" style:font-style-asian="normal" style:font-weight-asian="bold" style:font-size-complex="12pt" style:font-style-complex="normal" style:font-weight-complex="bold"/>
    </style:style>
    <style:style style:name="P42" style:family="paragraph" style:parent-style-name="Standard">
      <style:text-properties style:font-name="Arial" fo:font-size="12pt" fo:language="en" fo:country="US" fo:font-style="normal" fo:font-weight="bold" officeooo:rsid="0044fa48" officeooo:paragraph-rsid="0044fa48" style:font-size-asian="10.5pt" style:font-style-asian="normal" style:font-weight-asian="bold" style:font-size-complex="12pt" style:font-style-complex="normal" style:font-weight-complex="bold"/>
    </style:style>
    <style:style style:name="P43" style:family="paragraph" style:parent-style-name="Standard">
      <style:text-properties style:font-name="Arial" fo:font-size="12pt" fo:language="en" fo:country="US" fo:font-style="normal" fo:font-weight="bold" officeooo:rsid="002ef68d" officeooo:paragraph-rsid="002ef68d" style:font-size-asian="10.5pt" style:font-style-asian="normal" style:font-weight-asian="bold" style:font-size-complex="12pt" style:font-style-complex="normal" style:font-weight-complex="bold"/>
    </style:style>
    <style:style style:name="P44" style:family="paragraph" style:parent-style-name="Standard">
      <style:text-properties style:font-name="Arial" fo:font-size="12pt" fo:language="en" fo:country="US" fo:font-style="normal" officeooo:rsid="001fede3" officeooo:paragraph-rsid="001fede3" style:font-size-asian="10.5pt" style:font-style-asian="normal" style:font-size-complex="12pt" style:font-style-complex="normal"/>
    </style:style>
    <style:style style:name="P45" style:family="paragraph" style:parent-style-name="Standard">
      <style:text-properties style:font-name="Arial" fo:font-size="12pt" fo:language="en" fo:country="US" fo:font-style="normal" officeooo:rsid="001fede3" officeooo:paragraph-rsid="00206037" style:font-size-asian="10.5pt" style:font-style-asian="normal" style:font-size-complex="12pt" style:font-style-complex="normal"/>
    </style:style>
    <style:style style:name="P46" style:family="paragraph" style:parent-style-name="Standard">
      <style:text-properties style:font-name="Arial" fo:font-size="12pt" fo:language="en" fo:country="US" fo:font-style="normal" officeooo:rsid="00206037" officeooo:paragraph-rsid="001fede3" style:font-size-asian="10.5pt" style:font-style-asian="normal" style:font-size-complex="12pt" style:font-style-complex="normal"/>
    </style:style>
    <style:style style:name="P47" style:family="paragraph" style:parent-style-name="Standard">
      <style:text-properties style:font-name="Arial" fo:font-size="12pt" fo:language="en" fo:country="US" fo:font-style="normal" officeooo:rsid="00233b7e" officeooo:paragraph-rsid="00233b7e" style:font-size-asian="10.5pt" style:font-style-asian="normal" style:font-size-complex="12pt" style:font-style-complex="normal"/>
    </style:style>
    <style:style style:name="P48" style:family="paragraph" style:parent-style-name="Standard">
      <style:text-properties style:font-name="Arial" fo:font-size="12pt" fo:language="en" fo:country="US" fo:font-style="normal" officeooo:rsid="00233b7e" officeooo:paragraph-rsid="0048eb44" style:font-size-asian="10.5pt" style:font-style-asian="normal" style:font-size-complex="12pt" style:font-style-complex="normal"/>
    </style:style>
    <style:style style:name="P49" style:family="paragraph" style:parent-style-name="Standard">
      <style:text-properties style:font-name="Arial" fo:font-size="12pt" fo:language="en" fo:country="US" fo:font-style="normal" officeooo:rsid="00216d01" officeooo:paragraph-rsid="00216d01" style:font-size-asian="10.5pt" style:font-style-asian="normal" style:font-size-complex="12pt" style:font-style-complex="normal"/>
    </style:style>
    <style:style style:name="P50" style:family="paragraph" style:parent-style-name="Standard">
      <style:text-properties style:font-name="Arial" fo:font-size="12pt" fo:language="en" fo:country="US" fo:font-style="normal" officeooo:rsid="002ca67b" officeooo:paragraph-rsid="002ca67b" style:font-size-asian="10.5pt" style:font-style-asian="normal" style:font-size-complex="12pt" style:font-style-complex="normal"/>
    </style:style>
    <style:style style:name="P51" style:family="paragraph" style:parent-style-name="Standard">
      <style:text-properties style:font-name="Arial" fo:font-size="12pt" fo:language="en" fo:country="US" fo:font-style="normal" officeooo:rsid="002ca67b" officeooo:paragraph-rsid="001fede3" style:font-size-asian="10.5pt" style:font-style-asian="normal" style:font-size-complex="12pt" style:font-style-complex="normal"/>
    </style:style>
    <style:style style:name="P52" style:family="paragraph" style:parent-style-name="Standard">
      <style:text-properties style:font-name="Arial" fo:font-size="12pt" fo:language="en" fo:country="US" fo:font-style="normal" officeooo:rsid="002ca67b" officeooo:paragraph-rsid="003dd7e3" style:font-size-asian="10.5pt" style:font-style-asian="normal" style:font-size-complex="12pt" style:font-style-complex="normal"/>
    </style:style>
    <style:style style:name="P53" style:family="paragraph" style:parent-style-name="Standard">
      <style:text-properties style:font-name="Arial" fo:font-size="12pt" fo:language="en" fo:country="US" fo:font-style="normal" officeooo:rsid="002ef68d" officeooo:paragraph-rsid="002ef68d" style:font-size-asian="10.5pt" style:font-style-asian="normal" style:font-size-complex="12pt" style:font-style-complex="normal"/>
    </style:style>
    <style:style style:name="P54" style:family="paragraph" style:parent-style-name="Standard">
      <style:text-properties style:font-name="Arial" fo:font-size="12pt" fo:language="en" fo:country="US" fo:font-style="normal" officeooo:rsid="00302ab9" officeooo:paragraph-rsid="00302ab9" style:font-size-asian="10.5pt" style:font-style-asian="normal" style:font-size-complex="12pt" style:font-style-complex="normal"/>
    </style:style>
    <style:style style:name="P55" style:family="paragraph" style:parent-style-name="Standard">
      <style:text-properties style:font-name="Arial" fo:font-size="12pt" fo:language="en" fo:country="US" fo:font-style="normal" officeooo:rsid="003b0264" officeooo:paragraph-rsid="003b0264" style:font-size-asian="10.5pt" style:font-style-asian="normal" style:font-size-complex="12pt" style:font-style-complex="normal"/>
    </style:style>
    <style:style style:name="P56" style:family="paragraph" style:parent-style-name="Standard">
      <style:text-properties style:font-name="Arial" fo:font-size="12pt" fo:language="en" fo:country="US" fo:font-style="normal" officeooo:rsid="003b0264" officeooo:paragraph-rsid="004bf539" style:font-size-asian="10.5pt" style:font-style-asian="normal" style:font-size-complex="12pt" style:font-style-complex="normal"/>
    </style:style>
    <style:style style:name="P57" style:family="paragraph" style:parent-style-name="Standard">
      <style:text-properties style:font-name="Arial" fo:font-size="12pt" fo:language="en" fo:country="US" fo:font-style="normal" officeooo:rsid="003b307e" officeooo:paragraph-rsid="003b307e" style:font-size-asian="10.5pt" style:font-style-asian="normal" style:font-size-complex="12pt" style:font-style-complex="normal"/>
    </style:style>
    <style:style style:name="P58" style:family="paragraph" style:parent-style-name="Standard">
      <style:text-properties style:font-name="Arial" fo:font-size="12pt" fo:language="en" fo:country="US" fo:font-style="normal" officeooo:rsid="002db35a" officeooo:paragraph-rsid="002db35a" style:font-size-asian="10.5pt" style:font-style-asian="normal" style:font-size-complex="12pt" style:font-style-complex="normal"/>
    </style:style>
    <style:style style:name="P59" style:family="paragraph" style:parent-style-name="Standard">
      <style:text-properties style:font-name="Arial" fo:font-size="12pt" fo:language="en" fo:country="US" fo:font-style="normal" officeooo:rsid="003e8679" officeooo:paragraph-rsid="003e8679" style:font-size-asian="10.5pt" style:font-style-asian="normal" style:font-size-complex="12pt" style:font-style-complex="normal"/>
    </style:style>
    <style:style style:name="P60" style:family="paragraph" style:parent-style-name="Standard">
      <style:text-properties style:font-name="Arial" fo:font-size="12pt" fo:language="en" fo:country="US" fo:font-style="normal" officeooo:rsid="004047a7" officeooo:paragraph-rsid="004047a7" style:font-size-asian="10.5pt" style:font-style-asian="normal" style:font-size-complex="12pt" style:font-style-complex="normal"/>
    </style:style>
    <style:style style:name="P61" style:family="paragraph" style:parent-style-name="Standard">
      <style:text-properties style:font-name="Arial" fo:font-size="12pt" fo:language="en" fo:country="US" fo:font-style="normal" officeooo:rsid="0044fa48" officeooo:paragraph-rsid="0044fa48" style:font-size-asian="10.5pt" style:font-style-asian="normal" style:font-size-complex="12pt" style:font-style-complex="normal"/>
    </style:style>
    <style:style style:name="P62" style:family="paragraph" style:parent-style-name="Standard">
      <style:text-properties style:font-name="Arial" fo:font-size="12pt" fo:language="en" fo:country="US" fo:font-style="normal" officeooo:rsid="0045e3ec" officeooo:paragraph-rsid="0045e3ec" style:font-size-asian="10.5pt" style:font-style-asian="normal" style:font-size-complex="12pt" style:font-style-complex="normal"/>
    </style:style>
    <style:style style:name="P63" style:family="paragraph" style:parent-style-name="Standard">
      <style:text-properties style:font-name="Arial" fo:font-size="12pt" fo:language="en" fo:country="US" fo:font-style="normal" officeooo:rsid="00472a0c" officeooo:paragraph-rsid="0048eb44" style:font-size-asian="10.5pt" style:font-style-asian="normal" style:font-size-complex="12pt" style:font-style-complex="normal"/>
    </style:style>
    <style:style style:name="P64" style:family="paragraph" style:parent-style-name="Standard">
      <style:text-properties style:font-name="Arial" fo:font-size="12pt" fo:language="en" fo:country="US" fo:font-style="normal" officeooo:rsid="0048eb44" officeooo:paragraph-rsid="0048eb44" style:font-size-asian="10.5pt" style:font-style-asian="normal" style:font-size-complex="12pt" style:font-style-complex="normal"/>
    </style:style>
    <style:style style:name="P65" style:family="paragraph" style:parent-style-name="Standard">
      <style:text-properties style:font-name="Arial" fo:font-size="12pt" fo:language="en" fo:country="US" fo:font-style="normal" officeooo:rsid="00431421" officeooo:paragraph-rsid="001fede3" style:font-size-asian="10.5pt" style:font-style-asian="normal" style:font-size-complex="12pt" style:font-style-complex="normal"/>
    </style:style>
    <style:style style:name="P66" style:family="paragraph" style:parent-style-name="Standard">
      <style:text-properties fo:language="en" fo:country="US" officeooo:paragraph-rsid="002db35a"/>
    </style:style>
    <style:style style:name="P67" style:family="paragraph" style:parent-style-name="Standard">
      <style:text-properties style:font-name="Arial1" fo:font-size="12pt" fo:language="en" fo:country="US" fo:font-style="normal" officeooo:rsid="00206037" officeooo:paragraph-rsid="00206037" style:font-size-asian="10.5pt" style:font-style-asian="normal" style:font-size-complex="12pt" style:font-style-complex="normal"/>
    </style:style>
    <style:style style:name="P68" style:family="paragraph" style:parent-style-name="Standard">
      <style:text-properties style:font-name="Arial1" fo:font-size="12pt" fo:language="en" fo:country="US" fo:font-style="normal" officeooo:rsid="00233b7e" officeooo:paragraph-rsid="00206037" style:font-size-asian="10.5pt" style:font-style-asian="normal" style:font-size-complex="12pt" style:font-style-complex="normal"/>
    </style:style>
    <style:style style:name="P69" style:family="paragraph" style:parent-style-name="Standard">
      <style:text-properties style:font-name="Arial1" fo:font-size="12pt" fo:language="en" fo:country="US" fo:font-style="normal" officeooo:rsid="0048eb44" officeooo:paragraph-rsid="0048eb44" style:font-size-asian="10.5pt" style:font-style-asian="normal" style:font-size-complex="12pt" style:font-style-complex="normal"/>
    </style:style>
    <style:style style:name="P70" style:family="paragraph" style:parent-style-name="Standard">
      <style:text-properties style:font-name="Arial1" fo:font-size="12pt" fo:language="en" fo:country="US" fo:font-style="normal" style:text-underline-style="none" officeooo:rsid="0022887f" officeooo:paragraph-rsid="004d703c" style:font-size-asian="10.5pt" style:font-style-asian="normal" style:font-size-complex="12pt" style:font-style-complex="normal"/>
    </style:style>
    <style:style style:name="P71" style:family="paragraph" style:parent-style-name="Standard">
      <style:text-properties style:font-name="Arial1" fo:font-size="12pt" fo:language="en" fo:country="US" officeooo:rsid="0045e3ec" officeooo:paragraph-rsid="00206037" style:font-size-asian="10.5pt" style:font-size-complex="12pt"/>
    </style:style>
    <style:style style:name="P72" style:family="paragraph" style:parent-style-name="Standard">
      <style:text-properties style:font-name="Arial1" fo:font-size="12pt" fo:language="en" fo:country="US" officeooo:rsid="0045e3ec" officeooo:paragraph-rsid="00472a0c" style:font-size-asian="10.5pt" style:font-size-complex="12pt"/>
    </style:style>
    <style:style style:name="P73" style:family="paragraph" style:parent-style-name="Standard">
      <style:text-properties style:font-name="Arial1" fo:font-size="12pt" fo:language="en" fo:country="US" officeooo:rsid="00472a0c" officeooo:paragraph-rsid="00472a0c" style:font-size-asian="10.5pt" style:font-size-complex="12pt"/>
    </style:style>
    <style:style style:name="P74" style:family="paragraph" style:parent-style-name="Standard">
      <style:text-properties style:font-name="Arial1" fo:font-size="12pt" fo:language="en" fo:country="US" officeooo:rsid="00233b7e" officeooo:paragraph-rsid="00206037" style:font-size-asian="10.5pt" style:font-size-complex="12pt"/>
    </style:style>
    <style:style style:name="P75" style:family="paragraph" style:parent-style-name="Standard">
      <style:text-properties style:font-name="Arial1" fo:font-size="12pt" fo:language="en" fo:country="US" officeooo:rsid="00233b7e" officeooo:paragraph-rsid="0048eb44" style:font-size-asian="10.5pt" style:font-size-complex="12pt"/>
    </style:style>
    <style:style style:name="P76" style:family="paragraph" style:parent-style-name="Standard">
      <style:text-properties style:font-name="Arial1" fo:font-size="12pt" fo:language="en" fo:country="US" officeooo:rsid="0048eb44" officeooo:paragraph-rsid="0048eb44" style:font-size-asian="10.5pt" style:font-size-complex="12pt"/>
    </style:style>
    <style:style style:name="P77" style:family="paragraph" style:parent-style-name="Standard">
      <style:text-properties style:font-name="Arial1" fo:font-size="16pt" fo:language="en" fo:country="US" fo:font-style="normal" officeooo:rsid="001fede3" officeooo:paragraph-rsid="00206037" style:font-size-asian="14pt" style:font-style-asian="normal" style:font-size-complex="16pt" style:font-style-complex="normal"/>
    </style:style>
    <style:style style:name="P78" style:family="paragraph" style:parent-style-name="Standard">
      <style:text-properties style:font-name="Arial1" fo:language="en" fo:country="US" officeooo:paragraph-rsid="00206037"/>
    </style:style>
    <style:style style:name="P79" style:family="paragraph" style:parent-style-name="Standard">
      <style:text-properties style:font-name="Arial1" fo:language="en" fo:country="US" officeooo:paragraph-rsid="00472a0c"/>
    </style:style>
    <style:style style:name="P80" style:family="paragraph" style:parent-style-name="Standard">
      <style:text-properties style:font-name="Arial1" fo:language="en" fo:country="US" officeooo:rsid="0048eb44" officeooo:paragraph-rsid="0048eb44"/>
    </style:style>
    <style:style style:name="P81" style:family="paragraph" style:parent-style-name="Standard">
      <style:text-properties style:font-name="Arial1" fo:language="en" fo:country="US" officeooo:paragraph-rsid="0048eb44"/>
    </style:style>
    <style:style style:name="P82" style:family="paragraph" style:parent-style-name="Standard">
      <style:text-properties style:font-name="Arial1" fo:language="en" fo:country="US" style:text-underline-style="none" officeooo:rsid="00263aa3" officeooo:paragraph-rsid="004d703c"/>
    </style:style>
    <style:style style:name="P83" style:family="paragraph" style:parent-style-name="Standard">
      <style:paragraph-properties fo:break-before="page"/>
      <style:text-properties style:font-name="Arial" fo:language="en" fo:country="US" fo:font-weight="bold" officeooo:rsid="001e9ea1" officeooo:paragraph-rsid="001e9ea1" style:font-weight-asian="bold" style:font-weight-complex="bold"/>
    </style:style>
    <style:style style:name="P84" style:family="paragraph" style:parent-style-name="Standard">
      <style:paragraph-properties fo:break-before="page"/>
      <style:text-properties style:font-name="Arial" fo:language="en" fo:country="US" officeooo:rsid="00178fce" officeooo:paragraph-rsid="0052215d"/>
    </style:style>
    <style:style style:name="P85" style:family="paragraph" style:parent-style-name="Standard">
      <style:paragraph-properties fo:break-before="page"/>
      <style:text-properties style:font-name="Arial" fo:font-size="12pt" fo:language="en" fo:country="US" fo:font-style="normal" fo:font-weight="bold" officeooo:rsid="002ef68d" officeooo:paragraph-rsid="002ef68d" style:font-size-asian="10.5pt" style:font-style-asian="normal" style:font-weight-asian="bold" style:font-size-complex="12pt" style:font-style-complex="normal" style:font-weight-complex="bold"/>
    </style:style>
    <style:style style:name="P86" style:family="paragraph" style:parent-style-name="Table_20_Contents">
      <style:text-properties style:font-name="Arial" fo:language="en" fo:country="US" fo:font-weight="bold" officeooo:rsid="001f382c" officeooo:paragraph-rsid="0052215d" style:font-weight-asian="bold" style:font-weight-complex="bold"/>
    </style:style>
    <style:style style:name="P87" style:family="paragraph" style:parent-style-name="Table_20_Contents">
      <style:text-properties style:font-name="Arial" fo:language="en" fo:country="US" fo:font-weight="bold" officeooo:rsid="0022887f" officeooo:paragraph-rsid="0052215d" style:font-weight-asian="bold" style:font-weight-complex="bold"/>
    </style:style>
    <style:style style:name="P88" style:family="paragraph" style:parent-style-name="Table_20_Contents">
      <style:text-properties style:font-name="Arial" fo:language="en" fo:country="US" officeooo:rsid="001f382c" officeooo:paragraph-rsid="0052215d"/>
    </style:style>
    <style:style style:name="P89" style:family="paragraph" style:parent-style-name="Table_20_Contents">
      <style:text-properties style:font-name="Arial" fo:language="en" fo:country="US" officeooo:rsid="0022887f" officeooo:paragraph-rsid="0052215d"/>
    </style:style>
    <style:style style:name="P90" style:family="paragraph" style:parent-style-name="Table_20_Contents">
      <style:text-properties style:font-name="Arial" fo:language="en" fo:country="US" officeooo:rsid="0029438b" officeooo:paragraph-rsid="0052215d"/>
    </style:style>
    <style:style style:name="P91" style:family="paragraph" style:parent-style-name="Table_20_Contents">
      <style:text-properties style:font-name="Arial" fo:language="en" fo:country="US" officeooo:rsid="0022887f" officeooo:paragraph-rsid="0052215d"/>
    </style:style>
    <style:style style:name="P92" style:family="paragraph" style:parent-style-name="Table_20_Contents">
      <style:text-properties style:font-name="Arial" fo:language="en" fo:country="US" officeooo:rsid="00528d52" officeooo:paragraph-rsid="00528d52"/>
    </style:style>
    <style:style style:name="P93" style:family="paragraph">
      <loext:graphic-properties draw:fill-color="#ffff99"/>
      <style:paragraph-properties fo:text-align="center"/>
      <style:text-properties style:font-name="Ubuntu" fo:font-size="9pt" style:font-size-asian="9pt" style:font-size-complex="9pt"/>
    </style:style>
    <style:style style:name="P94" style:family="paragraph">
      <style:paragraph-properties fo:text-align="center"/>
    </style:style>
    <style:style style:name="P95" style:family="paragraph">
      <loext:graphic-properties draw:fill-color="#ffffff"/>
      <style:paragraph-properties fo:text-align="center"/>
      <style:text-properties style:font-name="Ubuntu" fo:font-size="9pt" style:font-size-asian="9pt" style:font-size-complex="9pt"/>
    </style:style>
    <style:style style:name="P96" style:family="paragraph">
      <loext:graphic-properties draw:fill-color="#ccffff"/>
      <style:paragraph-properties fo:text-align="center"/>
      <style:text-properties style:font-name="Ubuntu" fo:font-size="9pt" style:font-size-asian="9pt" style:font-size-complex="9pt"/>
    </style:style>
    <style:style style:name="P97" style:family="paragraph">
      <style:paragraph-properties fo:text-align="center"/>
      <style:text-properties fo:font-size="12pt"/>
    </style:style>
    <style:style style:name="P98" style:family="paragraph">
      <loext:graphic-properties draw:fill-color="#ffffff" draw:opacity="0%"/>
      <style:paragraph-properties fo:text-align="center"/>
      <style:text-properties fo:font-size="7pt" fo:font-weight="bold" style:font-size-asian="7pt" style:font-weight-asian="bold" style:font-size-complex="7pt" style:font-weight-complex="bold"/>
    </style:style>
    <style:style style:name="P99" style:family="paragraph">
      <loext:graphic-properties draw:fill-color="#ccffff" draw:opacity="0%"/>
      <style:paragraph-properties fo:text-align="center"/>
      <style:text-properties fo:font-size="7pt" fo:font-weight="bold" style:font-size-asian="7pt" style:font-weight-asian="bold" style:font-size-complex="7pt" style:font-weight-complex="bold"/>
    </style:style>
    <style:style style:name="T1" style:family="text">
      <style:text-properties officeooo:rsid="001fede3"/>
    </style:style>
    <style:style style:name="T2" style:family="text">
      <style:text-properties fo:font-size="12pt" style:font-size-asian="10.5pt" style:font-size-complex="12pt"/>
    </style:style>
    <style:style style:name="T3" style:family="text">
      <style:text-properties fo:font-size="12pt" officeooo:rsid="00206037" style:font-size-asian="10.5pt" style:font-size-complex="12pt"/>
    </style:style>
    <style:style style:name="T4" style:family="text">
      <style:text-properties fo:font-size="12pt" officeooo:rsid="0021dfa1" style:font-size-asian="10.5pt" style:font-size-complex="12pt"/>
    </style:style>
    <style:style style:name="T5" style:family="text">
      <style:text-properties fo:font-size="12pt" officeooo:rsid="00233b7e" style:font-size-asian="10.5pt" style:font-size-complex="12pt"/>
    </style:style>
    <style:style style:name="T6" style:family="text">
      <style:text-properties fo:font-size="12pt" officeooo:rsid="00431421" style:font-size-asian="10.5pt" style:font-size-complex="12pt"/>
    </style:style>
    <style:style style:name="T7" style:family="text">
      <style:text-properties fo:font-size="12pt" officeooo:rsid="0045e3ec" style:font-size-asian="10.5pt" style:font-size-complex="12pt"/>
    </style:style>
    <style:style style:name="T8" style:family="text">
      <style:text-properties fo:font-size="12pt" officeooo:rsid="00472a0c" style:font-size-asian="10.5pt" style:font-size-complex="12pt"/>
    </style:style>
    <style:style style:name="T9" style:family="text">
      <style:text-properties fo:font-size="12pt" officeooo:rsid="0048eb44" style:font-size-asian="10.5pt" style:font-size-complex="12pt"/>
    </style:style>
    <style:style style:name="T10" style:family="text">
      <style:text-properties fo:font-size="12pt" officeooo:rsid="004a5b7e" style:font-size-asian="10.5pt" style:font-size-complex="12pt"/>
    </style:style>
    <style:style style:name="T11" style:family="text">
      <style:text-properties fo:font-size="12pt" officeooo:rsid="004bf539" style:font-size-asian="10.5pt" style:font-size-complex="12pt"/>
    </style:style>
    <style:style style:name="T12" style:family="text">
      <style:text-properties fo:font-size="12pt" officeooo:rsid="0050b33f" style:font-size-asian="10.5pt" style:font-size-complex="12pt"/>
    </style:style>
    <style:style style:name="T13" style:family="text">
      <style:text-properties fo:font-size="12pt" fo:font-weight="bold" officeooo:rsid="00431421" style:font-size-asian="10.5pt" style:font-weight-asian="bold" style:font-size-complex="12pt" style:font-weight-complex="bold"/>
    </style:style>
    <style:style style:name="T14" style:family="text">
      <style:text-properties fo:font-size="12pt" fo:font-style="normal" officeooo:rsid="00233b7e" style:font-size-asian="10.5pt" style:font-style-asian="normal" style:font-size-complex="12pt" style:font-style-complex="normal"/>
    </style:style>
    <style:style style:name="T15" style:family="text">
      <style:text-properties fo:font-size="12pt" fo:font-style="normal" officeooo:rsid="0045e3ec" style:font-size-asian="10.5pt" style:font-style-asian="normal" style:font-size-complex="12pt" style:font-style-complex="normal"/>
    </style:style>
    <style:style style:name="T16" style:family="text">
      <style:text-properties fo:font-size="12pt" fo:font-style="normal" officeooo:rsid="00472a0c" style:font-size-asian="10.5pt" style:font-style-asian="normal" style:font-size-complex="12pt" style:font-style-complex="normal"/>
    </style:style>
    <style:style style:name="T17" style:family="text">
      <style:text-properties style:font-name="Arial" fo:font-size="12pt" fo:font-style="normal" fo:font-weight="normal" style:font-size-asian="12pt" style:font-style-asian="normal" style:font-weight-asian="normal" style:font-size-complex="12pt"/>
    </style:style>
    <style:style style:name="T18" style:family="text">
      <style:text-properties style:font-name="Arial" fo:font-size="12pt" fo:font-style="normal" fo:font-weight="normal" officeooo:rsid="002db35a" style:font-size-asian="12pt" style:font-style-asian="normal" style:font-weight-asian="normal" style:font-size-complex="12pt"/>
    </style:style>
    <style:style style:name="T19" style:family="text">
      <style:text-properties style:font-name="Arial" fo:font-size="12pt" fo:font-style="normal" fo:font-weight="normal" officeooo:rsid="002db35a"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normal" officeooo:rsid="002dc1c0"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4047a7" style:font-size-asian="12pt" style:font-style-asian="normal" style:font-weight-asian="normal" style:font-size-complex="12pt" style:font-style-complex="normal" style:font-weight-complex="normal"/>
    </style:style>
    <style:style style:name="T22" style:family="text">
      <style:text-properties officeooo:rsid="002ef68d"/>
    </style:style>
    <style:style style:name="T23" style:family="text">
      <style:text-properties officeooo:rsid="003b3b12"/>
    </style:style>
    <style:style style:name="T24" style:family="text">
      <style:text-properties officeooo:rsid="003be042"/>
    </style:style>
    <style:style style:name="T25" style:family="text">
      <style:text-properties officeooo:rsid="003c6db4"/>
    </style:style>
    <style:style style:name="T26" style:family="text">
      <style:text-properties officeooo:rsid="003dd7e3"/>
    </style:style>
    <style:style style:name="T27" style:family="text">
      <style:text-properties officeooo:rsid="003e8679"/>
    </style:style>
    <style:style style:name="T28" style:family="text">
      <style:text-properties fo:font-weight="normal" style:font-size-asian="12pt" style:font-weight-asian="normal"/>
    </style:style>
    <style:style style:name="T29" style:family="text">
      <style:text-properties fo:font-weight="normal" style:font-weight-asian="normal" style:font-weight-complex="normal"/>
    </style:style>
    <style:style style:name="T30" style:family="text">
      <style:text-properties fo:font-weight="normal" officeooo:rsid="00528d52" style:font-weight-asian="normal" style:font-weight-complex="normal"/>
    </style:style>
    <style:style style:name="T31" style:family="text">
      <style:text-properties officeooo:rsid="004047a7"/>
    </style:style>
    <style:style style:name="T32" style:family="text">
      <style:text-properties officeooo:rsid="00416681"/>
    </style:style>
    <style:style style:name="T33" style:family="text">
      <style:text-properties officeooo:rsid="00431421"/>
    </style:style>
    <style:style style:name="T34" style:family="text">
      <style:text-properties style:text-position="sub 100%"/>
    </style:style>
    <style:style style:name="T35" style:family="text">
      <style:text-properties style:font-name="Arial1"/>
    </style:style>
    <style:style style:name="T36" style:family="text">
      <style:text-properties style:font-name="Arial1" officeooo:rsid="0045e3ec"/>
    </style:style>
    <style:style style:name="T37" style:family="text">
      <style:text-properties style:font-name="Arial1" officeooo:rsid="0048eb44"/>
    </style:style>
    <style:style style:name="T38" style:family="text">
      <style:text-properties style:font-name="Arial1" style:text-underline-style="none"/>
    </style:style>
    <style:style style:name="T39" style:family="text">
      <style:text-properties style:font-name="Arial1" style:text-underline-style="none" officeooo:rsid="00263aa3"/>
    </style:style>
    <style:style style:name="T40" style:family="text">
      <style:text-properties style:font-name="Arial1" officeooo:rsid="0050b33f"/>
    </style:style>
    <style:style style:name="T41" style:family="text">
      <style:text-properties officeooo:rsid="0048eb44"/>
    </style:style>
    <style:style style:name="T42" style:family="text">
      <style:text-properties style:text-position="super 58%" fo:font-size="12pt" officeooo:rsid="0048eb44" style:font-size-asian="10.5pt" style:font-size-complex="12pt"/>
    </style:style>
    <style:style style:name="T43" style:family="text">
      <style:text-properties officeooo:rsid="004bf539"/>
    </style:style>
    <style:style style:name="T44" style:family="text">
      <style:text-properties officeooo:rsid="0022f48a"/>
    </style:style>
    <style:style style:name="T45" style:family="text">
      <style:text-properties officeooo:rsid="0020af03"/>
    </style:style>
    <style:style style:name="T46" style:family="text">
      <style:text-properties officeooo:rsid="004e5188"/>
    </style:style>
    <style:style style:name="T47" style:family="text">
      <style:text-properties officeooo:rsid="004f936c"/>
    </style:style>
    <style:style style:name="T48" style:family="text">
      <style:text-properties officeooo:rsid="0050b33f"/>
    </style:style>
    <style:style style:name="T49" style:family="text">
      <style:text-properties fo:font-weight="bold" style:font-weight-asian="bold" style:font-weight-complex="bold"/>
    </style:style>
    <style:style style:name="T50" style:family="text">
      <style:text-properties fo:font-weight="bold" officeooo:rsid="0020b37b" style:font-weight-asian="bold" style:font-weight-complex="bold"/>
    </style:style>
    <style:style style:name="T51" style:family="text">
      <style:text-properties officeooo:rsid="00528d52"/>
    </style:style>
    <style:style style:name="T52" style:family="text">
      <style:text-properties style:font-name="Ubuntu" fo:font-size="9pt" style:font-size-asian="9pt" style:font-size-complex="9pt"/>
    </style:style>
    <style:style style:name="T53" style:family="text">
      <style:text-properties fo:font-size="7pt" fo:font-weight="bold" style:font-size-asian="7pt" style:font-weight-asian="bold" style:font-size-complex="7pt" style:font-weight-complex="bold"/>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vg:stroke-color="#000000" draw:fill-color="#ffff99" draw:textarea-horizontal-align="justify" draw:textarea-vertical-align="middle" draw:auto-grow-height="false" fo:min-height="1.413cm" fo:min-width="16.496cm"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572cm" fo:min-width="1.536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ffff99" draw:fill-color="#ffff99" draw:textarea-horizontal-align="justify" draw:textarea-vertical-align="middle" draw:auto-grow-height="false" fo:min-height="0.838cm" fo:min-width="2.42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572cm" fo:min-width="1.538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573cm" fo:min-width="1.536cm"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ccffff" draw:textarea-horizontal-align="justify" draw:textarea-vertical-align="middle" draw:auto-grow-height="false" fo:min-height="9.671cm" fo:min-width="16.499cm" style:run-through="foreground"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0.459cm" fo:min-width="16.499cm" style:run-through="foreground"/>
    </style:style>
    <style:style style:name="gr9" style:family="graphic">
      <style:graphic-properties draw:stroke="dash" draw:stroke-dash="Dashed_20__28_var_29__20_1" svg:stroke-color="#000000" draw:textarea-horizontal-align="center" draw:textarea-vertical-align="middle" style:run-through="foreground"/>
    </style:style>
    <style:style style:name="gr10" style:family="graphic">
      <style:graphic-properties draw:stroke="dash" draw:stroke-dash="Dashed_20__28_var_29__20_3" svg:stroke-color="#000000" draw:textarea-horizontal-align="center" draw:textarea-vertical-align="middle" style:run-through="foreground"/>
    </style:style>
    <style:style style:name="gr11" style:family="graphic">
      <style:graphic-properties svg:stroke-width="0.03cm" svg:stroke-color="#000000" draw:marker-start-width="0.434cm" draw:marker-end-width="0.434cm" draw:textarea-horizontal-align="center" draw:textarea-vertical-align="middle" fo:padding-top="0.016cm" fo:padding-bottom="0.016cm" fo:padding-left="0.016cm" fo:padding-right="0.016cm" style:run-through="foreground"/>
    </style:style>
    <style:style style:name="gr12" style:family="graphic">
      <style:graphic-properties svg:stroke-color="#ccffff" draw:fill-color="#ffffff" draw:opacity="0%" draw:textarea-horizontal-align="justify" draw:textarea-vertical-align="middle" draw:auto-grow-height="false" fo:min-height="0.406cm" fo:min-width="16.245cm" draw:shadow-opacity="0%"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ccffff" draw:fill-color="#ccffff" draw:opacity="0%" draw:textarea-horizontal-align="justify" draw:textarea-vertical-align="middle" draw:auto-grow-height="false" fo:min-height="9.366cm" fo:min-width="0.79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223<text:span text:style-name="T48">N</text:span> <text:s/>Assignment <text:span text:style-name="T43">5</text:span></text:p>
      <text:p text:style-name="P2">Curve Drawing</text:p>
      <text:p text:style-name="P8"/>
      <text:p text:style-name="P8"/>
      <text:p text:style-name="P3">Introduction</text:p>
      <text:p text:style-name="P8"/>
      <text:p text:style-name="P9">We continue with another program that produces graphical output. <text:s/>The goal of this assignment is to draw a curve using the math equation or equations of that curve.</text:p>
      <text:p text:style-name="P9"/>
      <text:p text:style-name="P9"/>
      <text:p text:style-name="P4">More details</text:p>
      <text:p text:style-name="P8"/>
      <text:p text:style-name="P9">In math books, usually in a chapter on “Analytic geometry” or “Coordinate Geometry”, you will find functions whose graphs have fascinating shapes such as flowers, figure-eights, hearts, snow flakes, spirals, diamonds, and other amazing patterns. <text:s/>Your job is to make a program that will draw the graph of a function. <text:s/><text:span text:style-name="T46">Of course, we want pretty graphs – not the usual parabolas and circles.</text:span></text:p>
      <text:p text:style-name="P8"/>
      <text:p text:style-name="P8"/>
      <text:p text:style-name="P5">What you will learn <text:span text:style-name="T24">or practice by doing this assignment.</text:span></text:p>
      <text:p text:style-name="P10"/>
      <text:p text:style-name="P14">The <text:span text:style-name="T48">C#</text:span> coordinate system and Math coordinate system</text:p>
      <text:p text:style-name="P14"/>
      <text:p text:style-name="P14">Conversion between <text:span text:style-name="T48">C#</text:span> coordinates and Math coordinates</text:p>
      <text:p text:style-name="P14"/>
      <text:p text:style-name="P14">The scale factor that relates the two types of coordinates</text:p>
      <text:p text:style-name="P13"/>
      <text:p text:style-name="P14">Equations in polar coordinates; equations in rectangular coordinates</text:p>
      <text:p text:style-name="P12"/>
      <text:p text:style-name="P14">How to <text:span text:style-name="T25">add content to the current image without destroying the existing content.</text:span></text:p>
      <text:p text:style-name="P12"/>
      <text:p text:style-name="P12"/>
      <text:p text:style-name="P8"/>
      <text:p text:style-name="P8"/>
      <text:p text:style-name="P8"/>
      <text:p text:style-name="P8"/>
      <text:p text:style-name="P4"/>
      <text:p text:style-name="P83">User Interface</text:p>
      <text:p text:style-name="P9"/>
      <text:p text:style-name="P9">The interface for this <text:span text:style-name="T48">C#</text:span> program is very similar to the ones you’ve made in the previous assignment<text:span text:style-name="T1">s of this course.</text:span></text:p>
      <text:p text:style-name="P9"/>
      <text:p text:style-name="P9"><draw:custom-shape text:anchor-type="paragraph" draw:z-index="8" draw:name="Forma2" draw:style-name="gr13" draw:text-style-name="P99" svg:width="0.8cm" svg:height="9.367cm" svg:x="7.992cm" svg:y="0.032cm"><text:p text:style-name="P94"><text:span text:style-name="T53">+1.4</text:span></text:p><text:p text:style-name="P94"><text:span text:style-name="T53"/></text:p><text:p text:style-name="P94"><text:span text:style-name="T53">+1.2</text:span></text:p><text:p text:style-name="P94"><text:span text:style-name="T53"/></text:p><text:p text:style-name="P94"><text:span text:style-name="T53">+1.0</text:span></text:p><text:p text:style-name="P94"><text:span text:style-name="T53"/></text:p><text:p text:style-name="P94"><text:span text:style-name="T53">+0.8</text:span></text:p><text:p text:style-name="P94"><text:span text:style-name="T53"/></text:p><text:p text:style-name="P94"><text:span text:style-name="T53">+0.6</text:span></text:p><text:p text:style-name="P94"><text:span text:style-name="T53"/></text:p><text:p text:style-name="P94"><text:span text:style-name="T53">+0.4</text:span></text:p><text:p text:style-name="P94"><text:span text:style-name="T53"/></text:p><text:p text:style-name="P94"><text:span text:style-name="T53">+0.2</text:span></text:p><text:p text:style-name="P94"><text:span text:style-name="T53"/></text:p><text:p text:style-name="P94"><text:span text:style-name="T53">0.0</text:span></text:p><text:p text:style-name="P94"><text:span text:style-name="T53"/></text:p><text:p text:style-name="P94"><text:span text:style-name="T53">-0.2</text:span></text:p><text:p text:style-name="P94"><text:span text:style-name="T53"/></text:p><text:p text:style-name="P94"><text:span text:style-name="T53">-0.4</text:span></text:p><text:p text:style-name="P94"><text:span text:style-name="T53"/></text:p><text:p text:style-name="P94"><text:span text:style-name="T53">-0.6</text:span></text:p><text:p text:style-name="P94"><text:span text:style-name="T53"/></text:p><text:p text:style-name="P94"><text:span text:style-name="T53">-0.8</text:span></text:p><text:p text:style-name="P94"><text:span text:style-name="T53"/></text:p><text:p text:style-name="P94"><text:span text:style-name="T53">-1.0</text:span></text:p><text:p text:style-name="P94"><text:span text:style-name="T53"/></text:p><text:p text:style-name="P94"><text:span text:style-name="T53">-1.2</text:span></text:p><text:p text:style-name="P94"><text:span text:style-name="T53"/></text:p><text:p text:style-name="P94"><text:span text:style-name="T53">+1.4</text:span></text:p><draw:enhanced-geometry svg:viewBox="0 0 21600 21600" draw:type="rectangle" draw:enhanced-path="M 0 0 L 21600 0 21600 21600 0 21600 0 0 Z N"/></draw:custom-shape></text:p>
      <text:p text:style-name="P9"/>
      <text:p text:style-name="P11"/>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custom-shape text:anchor-type="paragraph" draw:z-index="0" draw:name="Forma1" draw:style-name="gr1" draw:text-style-name="P93" svg:width="16.497cm" svg:height="1.414cm" svg:x="0.538cm" svg:y="0.448cm"><text:p/><draw:enhanced-geometry svg:viewBox="0 0 21600 21600" draw:type="rectangle" draw:enhanced-path="M 0 0 L 21600 0 21600 21600 0 21600 0 0 Z N"/></draw:custom-shape><draw:custom-shape text:anchor-type="paragraph" draw:z-index="1" draw:name="Forma1" draw:style-name="gr2" draw:text-style-name="P95" svg:width="1.537cm" svg:height="0.572cm" svg:x="1.455cm" svg:y="0.917cm"><text:p text:style-name="P94"><text:span text:style-name="T52">Go</text:span></text:p><draw:enhanced-geometry svg:viewBox="0 0 21600 21600" draw:type="rectangle" draw:enhanced-path="M 0 0 L 21600 0 21600 21600 0 21600 0 0 Z N"/></draw:custom-shape><draw:custom-shape text:anchor-type="paragraph" draw:z-index="2" draw:name="Forma1" draw:style-name="gr3" draw:text-style-name="P93" svg:width="2.421cm" svg:height="0.839cm" svg:x="3.607cm" svg:y="0.757cm"><text:p text:style-name="P94"><text:span text:style-name="T52">X = -0.85</text:span></text:p><text:p text:style-name="P94"><text:span text:style-name="T52">Y = +0.28</text:span></text:p><draw:enhanced-geometry svg:viewBox="0 0 21600 21600" draw:type="rectangle" draw:enhanced-path="M 0 0 L 21600 0 21600 21600 0 21600 0 0 Z N"/></draw:custom-shape><draw:custom-shape text:anchor-type="paragraph" draw:z-index="3" draw:name="Forma1" draw:style-name="gr4" draw:text-style-name="P95" svg:width="1.539cm" svg:height="0.572cm" svg:x="6.306cm" svg:y="0.903cm"><text:p text:style-name="P94"><text:span text:style-name="T52">Pause</text:span></text:p><draw:enhanced-geometry svg:viewBox="0 0 21600 21600" draw:type="rectangle" draw:enhanced-path="M 0 0 L 21600 0 21600 21600 0 21600 0 0 Z N"/></draw:custom-shape><draw:custom-shape text:anchor-type="paragraph" draw:z-index="4" draw:name="Forma1" draw:style-name="gr5" draw:text-style-name="P95" svg:width="1.537cm" svg:height="0.574cm" svg:x="15.127cm" svg:y="0.833cm"><text:p text:style-name="P94"><text:span text:style-name="T52">Exit</text:span></text:p><draw:enhanced-geometry svg:viewBox="0 0 21600 21600" draw:type="rectangle" draw:enhanced-path="M 0 0 L 21600 0 21600 21600 0 21600 0 0 Z N"/></draw:custom-shape><draw:custom-shape text:anchor-type="paragraph" draw:z-index="7" draw:name="Forma4" draw:style-name="gr12" draw:text-style-name="P98" svg:width="16.246cm" svg:height="0.406cm" svg:x="0.61cm" svg:y="-4.438cm"><text:p text:style-name="P94"><text:span text:style-name="T53">-1.2 <text:s text:c="7"/>-1.0 <text:s text:c="8"/>-0.8 <text:s text:c="8"/>-0.6 <text:s text:c="9"/>-0.4 <text:s text:c="8"/>-0.2 <text:s text:c="8"/>0.0 <text:s text:c="7"/>+0.2 <text:s text:c="7"/>+0.4 <text:s text:c="7"/>+0.6 <text:s text:c="7"/>+0.8 <text:s text:c="7"/>+1.0 <text:s text:c="7"/>+1.2</text:span></text:p><draw:enhanced-geometry svg:viewBox="0 0 21600 21600" draw:type="rectangle" draw:enhanced-path="M 0 0 L 21600 0 21600 21600 0 21600 0 0 Z N"/></draw:custom-shape><draw:custom-shape text:anchor-type="paragraph" draw:z-index="5" draw:name="Forma1" draw:style-name="gr6" draw:text-style-name="P96" svg:width="16.5cm" svg:height="9.672cm" svg:x="0.531cm" svg:y="-9.223cm"><text:p/><draw:enhanced-geometry svg:viewBox="0 0 21600 21600" draw:type="rectangle" draw:enhanced-path="M 0 0 L 21600 0 21600 21600 0 21600 0 0 Z N"/></draw:custom-shape><draw:g text:anchor-type="paragraph" draw:z-index="6" draw:style-name="gr7"><draw:custom-shape draw:name="Forma1" draw:style-name="gr8" draw:text-style-name="P95" svg:width="16.5cm" svg:height="0.459cm" svg:x="0.533cm" svg:y="-9.682cm"><text:p text:style-name="P94"><text:span text:style-name="T52">Curve of r = 1 + cos(θ) programmed by Dick Tracy</text:span></text:p><draw:enhanced-geometry svg:viewBox="0 0 21600 21600" draw:type="rectangle" draw:enhanced-path="M 0 0 L 21600 0 21600 21600 0 21600 0 0 Z N"/></draw:custom-shape><draw:line draw:name="Forma2" draw:style-name="gr9" draw:text-style-name="P97" svg:x1="8.685cm" svg:y1="-9.223cm" svg:x2="8.791cm" svg:y2="0.446cm"><text:p/></draw:line><draw:line draw:name="Forma2" draw:style-name="gr10" draw:text-style-name="P97" svg:x1="17.03cm" svg:y1="-4.529cm" svg:x2="0.53cm" svg:y2="-4.529cm"><text:p/></draw:line><draw:path draw:name="Forma3" draw:style-name="gr11" draw:text-style-name="P97" svg:width="9.731cm" svg:height="10.452cm" draw:transform="skewX (0.000349065850398823) rotate (2.35636902311754) translate (7.43755165073248cm 3.56149407050608cm)" svg:viewBox="0 0 9732 10453" svg:d="M4629 2499c246 18 494 2 736-38 256-41 515 13 773 0 210-10 417 93 586 212 165 115 307 262 437 412 129 148 238 328 274 524 43 229-69 452-124 673-52 212-190 353-286 537-92 175-209 333-324 499-104 149-178 325-325 424-162 110-334 215-461 362-149 173-176 413-250 624-74 213-182 406-311 587-118 162-193 344-338 486-135 133-285 247-449 350-174 108-366 181-562 237-202 57-410 119-599 224-183 102-314 268-462 412-217 211-436 429-648 648-202 208-492 276-699 474-161 155-394 199-598 276-195 73-440 15-587-138-130-134-325-233-386-411-69-202 40-458 224-600 164-126 293-294 437-436 155-154 287-330 411-512 119-173 244-360 237-561-7-217-29-445-163-636-129-185-369-124-536-238-161-109-297-252-449-374-169-136-245-382-137-562 99-167 234-314 374-450 153-146 294-309 449-449 182-164 408-278 611-411 212-140 445-269 600-474 160-214 385-331 598-473 175-117 333-234 499-349 153-108 315-186 450-326 160-166 82-384 225-548 124-143 201-323 349-449 165-142 308-308 462-462 153-153 309-309 461-461 130-130 259-258 387-387 136-138 281-282 461-362 210-92 382-244 599-324 226-83 424 27 574 150 163 133 323 283 411 486 86 198 278 321 424 474 142 148 300 287 437 437 146 160 217 378 349 548 147 191 214 429 362 613 150 186 222 413 325 623 100 207 200 422 249 649 52 238 16 486-25 723-41 245-62 499-137 736-61 196-148 391-312 537-196 176-372 373-561 562-132 132-264 267-399 399l-212 212-175 174-25 25"><text:p/></draw:path></draw:g></text:p>
      <text:p text:style-name="P21"/>
      <text:p text:style-name="P21"/>
      <text:p text:style-name="P24"/>
      <text:p text:style-name="P38">Notes</text:p>
      <text:p text:style-name="P27"/>
      <text:p text:style-name="P31">You programmers will notice that this UI exhibits the typical three panel structure: Title panel at the top, graphical panel in the center, and control panel at the bottom.</text:p>
      <text:p text:style-name="P21"/>
      <text:p text:style-name="P50">Draw the rectangular cartesian ax<text:span text:style-name="T23">e</text:span>s as shown by dotted lines above. <text:s/>You draw the x and y ax<text:span text:style-name="T23">e</text:span>s one time, and then they simply stay there. <text:s/><text:span text:style-name="T23">[Note: axes is the plural of axis.]</text:span></text:p>
      <text:p text:style-name="P23"/>
      <text:p text:style-name="P50">The X and Y coordinate values shown in the yellow control <text:span text:style-name="T47">panel</text:span> are the <text:span text:style-name="T26">mathematical </text:span>coordinates of the point of the ball point pen as it draws the curve. <text:s/>You may round the coordinates to <text:span text:style-name="T26">two decimal places on the right of the point</text:span>.</text:p>
      <text:p text:style-name="P51"/>
      <text:p text:style-name="P52">When you click on “Go” the ax<text:span text:style-name="T23">e</text:span>s are drawn and the two clocks start ticking. <text:s/><text:span text:style-name="T26">Then an invisible pen begins drawing the 2D curve represented by the equation at the top of the window. <text:s/>With each tic of the motion clock the pen advances the displayed curve by a small amount.</text:span></text:p>
      <text:p text:style-name="P52"/>
      <text:p text:style-name="P52">When you click on “Pause” <text:span text:style-name="T26">both the refresh clock and the motion clock </text:span>are stopped, and the legend on the button changes to “Resume”. <text:s/>When you click on the “Resume” button the two clocks resume ticking.</text:p>
      <text:p text:style-name="P50"/>
      <text:p text:style-name="P58"><text:soft-page-break/>The program may continue forever if you allow it to do that. <text:s/>After a certain amount of time your curve will begin to repeat itself. <text:s/>When the curve starts to repeat itself you should send a message to the terminal window informing the user that nothing new will be outputted.</text:p>
      <text:p text:style-name="P58"/>
      <text:p text:style-name="P59">[PS: The curve shown in the illustration above is a fake curve and does not truly represent the curve of r = 1+cos(<text:span text:style-name="T28">θ).]</text:span></text:p>
      <text:p text:style-name="P36"/>
      <text:p text:style-name="P36"/>
      <text:p text:style-name="P41">Size of user interface</text:p>
      <text:p text:style-name="P25"/>
      <text:p text:style-name="P26">Your user interface <text:span text:style-name="T27">must</text:span> occupy <text:span text:style-name="T27">most of the monitor. <text:s/>Don’t make any C# windows the size of a postage stamp. <text:s/>Make the C# window big enough to fill the whole monitor.</text:span></text:p>
      <text:p text:style-name="P26"/>
      <text:p text:style-name="P32">You pick a reasonable scaling factor. <text:s/>On maps you often see the legend state something like “1 inch equal 3000 feet”. <text:s/>That is a scaling factor: “three thousand to one”. <text:s/>You establish a scaling factor between math units and pixels for use in this program.</text:p>
      <text:p text:style-name="P25"/>
      <text:p text:style-name="P28"/>
      <text:p text:style-name="P38">Which set of ax<text:span text:style-name="T23">e</text:span>s to use?</text:p>
      <text:p text:style-name="P25"/>
      <text:p text:style-name="P30">There are three coordinate systems in this one program.</text:p>
      <text:p text:style-name="P30">1. <text:s/>The <text:span text:style-name="T48">C#</text:span> coordinate system. <text:s/>The origin is in the upper left corner and the y-axis extends downward.</text:p>
      <text:p text:style-name="P33"/>
      <text:p text:style-name="P35"><text:span text:style-name="T31">2</text:span>. <text:s/>The common rectangular Cartesian <text:span text:style-name="T31">mathematical</text:span> coordinate system. <text:s/><text:span text:style-name="T22">This is the one the ordinary user expects to see, and therefore, t</text:span>his is the one you have to show in your output.</text:p>
      <text:p text:style-name="P33"/>
      <text:p text:style-name="P66"><text:span text:style-name="T21">3</text:span><text:span text:style-name="T19">. <text:s/>The polar coordinate system. <text:s/>The origin is at the center of the graphical area. <text:s/>The coordinates are identified by a pair: (</text:span><text:span text:style-name="T17">θ,</text:span><text:span text:style-name="T18">r), where </text:span><text:span text:style-name="T19">r is the distance from the origin to the point and θ </text:span><text:span text:style-name="T20">is the angle between the positive x-axis and the point itself. <text:s/></text:span><text:span text:style-name="T21">Some of the equations of planar curves are given in the polar coordinate system. <text:s/>In most cases it is better to convert the equations via algebra to use the Cartesian coordinate system.</text:span></text:p>
      <text:p text:style-name="P33"/>
      <text:p text:style-name="P34"/>
      <text:p text:style-name="P43"/>
      <text:p text:style-name="P85">Happy users are best.</text:p>
      <text:p text:style-name="P44"/>
      <text:p text:style-name="P53">You will need to pick suitable constants in your program for things like <text:span text:style-name="T31">refresh </text:span>clock speed, <text:span text:style-name="T31">and the </text:span><text:s/>motion clock speed. <text:s/><text:span text:style-name="T31">The latter clock controls the rate at which the “invisible” draws the curve. <text:s/>The goal is to draw the complete curve at a reasonably smooth velocity.</text:span></text:p>
      <text:p text:style-name="P53"/>
      <text:p text:style-name="P54">The rate of drawing should not be too fast. <text:s text:c="2"/>If the whole thing finishes in 3 seconds the user will be confused.</text:p>
      <text:p text:style-name="P54"/>
      <text:p text:style-name="P54">The rate of drawing should not be too slow. <text:s/>If it takes 5 minutes to complete one full cycle of the curve then the user become bored.</text:p>
      <text:p text:style-name="P54"/>
      <text:p text:style-name="P57">If your curve is closed (it returns to its starting point) then it should complete the cycle within 30 <text:span text:style-name="T31">to 60</text:span> seconds. <text:s/>One of the assigned curves is not closed; it continues creating larger and larger circle eventually filling the whole graphic area. <text:s/>In that case make the program show 5 expanding circles that fill the graphic area in 30 seconds. <text:s/>At such time the user must click on pause or exit to stop the drawing.</text:p>
      <text:p text:style-name="P54"/>
      <text:p text:style-name="P54">Your job is to set the constants so that the user has an enjoyable experience looking at your output. <text:s text:c="2"/>Use the try and adjust method until you obtain a smooth running program.</text:p>
      <text:p text:style-name="P44"/>
      <text:p text:style-name="P44"/>
      <text:p text:style-name="P37">Functions producing nice curves</text:p>
      <text:p text:style-name="P44"/>
      <text:p text:style-name="P60">Here are some function pulled out of a common calculus book. <text:s/>You pick any one of them, and make a <text:span text:style-name="T48">C#</text:span> program that will output the corresponding curve.</text:p>
      <text:p text:style-name="P44"/>
      <text:p text:style-name="P44"><text:tab/><text:span text:style-name="T32">r = cos(2t)<text:tab/><text:tab/><text:tab/>rose with 4 leaves</text:span></text:p>
      <text:p text:style-name="P44"/>
      <text:p text:style-name="P44"><text:tab/><text:span text:style-name="T32">r = 1 + sin(t)<text:tab/><text:tab/><text:tab/>cardioid</text:span></text:p>
      <text:p text:style-name="P44"/>
      <text:p text:style-name="P18"><text:span text:style-name="T2"><text:tab/></text:span><text:span text:style-name="T3">r = sin(8*t/5)<text:tab/><text:tab/><text:tab/></text:span><text:span text:style-name="T6">loops around the donut</text:span></text:p>
      <text:p text:style-name="P65"/>
      <text:p text:style-name="P65"><text:tab/>r = 4 + 2 sec(t)<text:tab/><text:tab/>conchoid</text:p>
      <text:p text:style-name="P65"/>
      <text:p text:style-name="P18"><text:span text:style-name="T6"><text:tab/>r = </text:span><text:span text:style-name="T13"><draw:frame draw:style-name="fr1" draw:name="Objeto1" text:anchor-type="as-char" svg:y="-0.415cm" svg:width="0.609cm" svg:height="0.504cm" draw:z-index="9"><draw:object xlink:href="./Object 1" xlink:type="simple" xlink:show="embed" xlink:actuate="onLoad"/><draw:image xlink:href="./ObjectReplacements/Object 1" xlink:type="simple" xlink:show="embed" xlink:actuate="onLoad"/></draw:frame></text:span><text:span text:style-name="T6"><text:tab/><text:tab/><text:tab/>spiral</text:span></text:p>
      <text:p text:style-name="P46"/>
      <text:p text:style-name="P45"><text:tab/><text:span text:style-name="T33">r = sin(4t)<text:tab/><text:tab/><text:tab/>flower with 8 petals</text:span></text:p>
      <text:p text:style-name="P45"/>
      <text:p text:style-name="P19"><text:span text:style-name="T2"><text:tab/></text:span><text:span text:style-name="T3">r = </text:span><text:span text:style-name="T4">2*cos</text:span><text:span text:style-name="T3">(</text:span><text:span text:style-name="T4">4*</text:span><text:span text:style-name="T3">t)<text:tab/><text:tab/><text:tab/></text:span><text:span text:style-name="T6">another flower</text:span></text:p>
      <text:p text:style-name="P67"/>
      <text:p text:style-name="P77"><text:span text:style-name="T3"><text:tab/>r = t*sin(t)<text:tab/><text:tab/><text:tab/></text:span><text:span text:style-name="T6">n</text:span><text:span text:style-name="T5">ested rings</text:span></text:p>
      <text:p text:style-name="P68"/>
      <text:p text:style-name="P78"><text:span text:style-name="T14"><text:tab/></text:span><text:span text:style-name="T15">r = 1 + 2 cos(t)<text:tab/><text:tab/></text:span><text:span text:style-name="T16">l</text:span><text:span text:style-name="T7">imaçon</text:span></text:p>
      <text:p text:style-name="P71"/>
      <text:p text:style-name="P79"><text:span text:style-name="T7"><text:tab/></text:span><text:span text:style-name="T8">r = 2-4 sin(t)<text:tab/><text:tab/><text:tab/>(another) </text:span><text:span text:style-name="T16">l</text:span><text:span text:style-name="T7">imaçon</text:span></text:p>
      <text:p text:style-name="P72"/>
      <text:p text:style-name="P79"><text:span text:style-name="T7"><text:tab/></text:span><text:span text:style-name="T8">r = 4 sin(3t)<text:tab/><text:tab/><text:tab/>rose with 3 leaves</text:span></text:p>
      <text:p text:style-name="P73"/>
      <text:p text:style-name="P48"><text:soft-page-break/><text:span text:style-name="T37">Unless otherwise stated</text:span><text:span text:style-name="T8"> the variable “t” is assumed to be greater than or equal to zero.</text:span></text:p>
      <text:p text:style-name="P74"/>
      <text:p text:style-name="P74"/>
      <text:p text:style-name="P80"><text:span text:style-name="T5">T</text:span><text:span text:style-name="T2">he following are equations already in cartesian format</text:span></text:p>
      <text:p text:style-name="P75"/>
      <text:p text:style-name="P81"><text:span text:style-name="T5"><text:tab/></text:span><text:span text:style-name="T9">x(t) = t, <text:s/>y(t) = t</text:span><text:span text:style-name="T42">2</text:span><text:span text:style-name="T9"><text:tab/><text:tab/>parabola for t in a fixed range such as -3 ..+3</text:span></text:p>
      <text:p text:style-name="P76"/>
      <text:p text:style-name="P76"><text:tab/>x(t) = t, <text:s/>y(t) = ln(t)<text:tab/><text:tab/>logarithm curve for t in a fixed range t &gt; 0.5</text:p>
      <text:p text:style-name="P76"/>
      <text:p text:style-name="P76"><text:tab/>x(t) = t, <text:s/>y(t) = sin(t)<text:tab/><text:tab/>sine curve for t in a range such as -10 .. 10</text:p>
      <text:p text:style-name="P67"/>
      <text:p text:style-name="P47"/>
      <text:p text:style-name="P42">Mathematical conversion</text:p>
      <text:p text:style-name="P61"/>
      <text:p text:style-name="P61">Consider the rose equation given earlier in polar coordinates: r = cos (2t)</text:p>
      <text:p text:style-name="P61"/>
      <text:p text:style-name="P61">Then we can easily obtain the cartesian format for the same curve as follows:</text:p>
      <text:p text:style-name="P61"/>
      <text:p text:style-name="P61"><text:tab/>x(t) <text:s/>= <text:s/>cos(2t) * cos(t)<text:tab/>and<text:tab/><text:tab/>y(t) = cos(2t) <text:span text:style-name="T34">*</text:span> sin(t)</text:p>
      <text:p text:style-name="P61"/>
      <text:p text:style-name="P47"/>
      <text:p text:style-name="P62">In general: if <text:s text:c="2"/>r = f(t) <text:s text:c="2"/>is any equation in polar form then its corr<text:span text:style-name="T41">e</text:span>sponding cartesian form is </text:p>
      <text:p text:style-name="P62"/>
      <text:p text:style-name="P62"><text:tab/>x(t) = f(t) * cos(t)<text:tab/>and<text:tab/>y(t) = f(t) * sin(t).</text:p>
      <text:p text:style-name="P47"/>
      <text:p text:style-name="P62">You can find this in most math books.</text:p>
      <text:p text:style-name="P62"/>
      <text:p text:style-name="P47"/>
      <text:p text:style-name="P39">Resources to help you get started.</text:p>
      <text:p text:style-name="P49"/>
      <text:p text:style-name="P63">Math book: <text:s/>Look for the chapter about graphing curves given in polar coordinates. <text:s/>Look for famous names like cardioid<text:span text:style-name="T32">, conchoid, </text:span><text:span text:style-name="T35">l</text:span><text:span text:style-name="T36">imaçon, </text:span><text:span text:style-name="T37">and others.</text:span></text:p>
      <text:p text:style-name="P69"/>
      <text:p text:style-name="P64"><text:span text:style-name="T37">L</text:span><text:span text:style-name="T35">ecture: <text:s/>I will explain the </text:span><text:span text:style-name="T40">C#</text:span><text:span text:style-name="T35"> aspects of graphing a curve. <text:s/>This will no doubt extend over several class meetings.</text:span></text:p>
      <text:p text:style-name="P49"/>
      <text:p text:style-name="P20"><text:span text:style-name="T2">Posted programs. <text:s/></text:span><text:span text:style-name="T10">As of th</text:span><text:span text:style-name="T11">e date this was written </text:span><text:span text:style-name="T10">I </text:span><text:span text:style-name="T11">still </text:span><text:span text:style-name="T10">have to search for past programs in </text:span><text:span text:style-name="T12">C#</text:span><text:span text:style-name="T10"> that illustrate these concepts of graphing. <text:s/></text:span><text:span text:style-name="T11">I will find some examples and post them.</text:span></text:p>
      <text:p text:style-name="P49"/>
      <text:p text:style-name="P49"/>
      <text:p text:style-name="P40">Fun</text:p>
      <text:p text:style-name="P55"/>
      <text:p text:style-name="P56">Computer Science is suppose to be fun. <text:s/>When you do homework in computer science it <text:span text:style-name="T43">should</text:span> be fun. <text:s/>When you go home and you have homework to do in <text:span text:style-name="T43">various subject the computer science homework is suppose to be more fun than any of the GE subjects. <text:s/>At least that is the way it is suppose to be. <text:s/>I hope that C# is more fun for you than any GE subject.</text:span></text:p>
      <text:p text:style-name="P6"/>
      <text:p text:style-name="P7">Due date: <text:span text:style-name="T29">November 2</text:span><text:span text:style-name="T30">7</text:span><text:span text:style-name="T29">, 2017. <text:s/>If you complete this assignment by that date you are considered to be fully caught-up with this course.</text:span></text:p>
      <text:p text:style-name="P84"><text:span text:style-name="T49">Schedule of events </text:span><text:span text:style-name="T50">for C# programming class</text:span></text:p>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86">Name of event</text:p>
          </table:table-cell>
          <table:table-cell table:style-name="Tabla2.A1" office:value-type="string">
            <text:p text:style-name="P86">Date of event</text:p>
          </table:table-cell>
          <table:table-cell table:style-name="Tabla2.C1" office:value-type="string">
            <text:p text:style-name="P87">Subject area</text:p>
          </table:table-cell>
        </table:table-row>
        <table:table-row>
          <table:table-cell table:style-name="Tabla2.A2" office:value-type="string">
            <text:p text:style-name="P88">Assignment 1</text:p>
          </table:table-cell>
          <table:table-cell table:style-name="Tabla2.A2" office:value-type="string">
            <text:p text:style-name="P88">September 11</text:p>
          </table:table-cell>
          <table:table-cell table:style-name="Tabla2.C2" table:number-rows-spanned="4" office:value-type="string">
            <text:p text:style-name="P89">Interactive user interfaces during first half of the semester.</text:p>
          </table:table-cell>
        </table:table-row>
        <table:table-row>
          <table:table-cell table:style-name="Tabla2.A2" office:value-type="string">
            <text:p text:style-name="P88">Assignment 2</text:p>
          </table:table-cell>
          <table:table-cell table:style-name="Tabla2.A2" office:value-type="string">
            <text:p text:style-name="P88">September 27</text:p>
          </table:table-cell>
          <table:covered-table-cell/>
        </table:table-row>
        <table:table-row>
          <table:table-cell table:style-name="Tabla2.A2" office:value-type="string">
            <text:p text:style-name="P88">Assignment 3</text:p>
          </table:table-cell>
          <table:table-cell table:style-name="Tabla2.A2" office:value-type="string">
            <text:p text:style-name="P88">October 11</text:p>
          </table:table-cell>
          <table:covered-table-cell/>
        </table:table-row>
        <table:table-row>
          <table:table-cell table:style-name="Tabla2.A2" office:value-type="string">
            <text:p text:style-name="P88">Midterm</text:p>
          </table:table-cell>
          <table:table-cell table:style-name="Tabla2.A2" office:value-type="string">
            <text:p text:style-name="P88">October 16</text:p>
          </table:table-cell>
          <table:covered-table-cell/>
        </table:table-row>
        <table:table-row>
          <table:table-cell table:style-name="Tabla2.A2" office:value-type="string">
            <text:p text:style-name="P88">Assignment 4</text:p>
          </table:table-cell>
          <table:table-cell table:style-name="Tabla2.A2" office:value-type="string">
            <text:p text:style-name="P90">November 6</text:p>
          </table:table-cell>
          <table:table-cell table:style-name="Tabla2.C2" table:number-rows-spanned="5" office:value-type="string">
            <text:p text:style-name="P89">Things in motion or animation during the second half of the semester.</text:p>
          </table:table-cell>
        </table:table-row>
        <table:table-row>
          <table:table-cell table:style-name="Tabla2.A2" table:number-columns-spanned="2" office:value-type="string">
            <text:p text:style-name="P92">Thanksgiving vacation November 19-26</text:p>
          </table:table-cell>
          <table:covered-table-cell/>
          <table:covered-table-cell/>
        </table:table-row>
        <table:table-row>
          <table:table-cell table:style-name="Tabla2.A2" office:value-type="string">
            <text:p text:style-name="P88">Assignment 5</text:p>
          </table:table-cell>
          <table:table-cell table:style-name="Tabla2.A2" office:value-type="string">
            <text:p text:style-name="P90">November 2<text:span text:style-name="T51">7</text:span></text:p>
          </table:table-cell>
          <table:covered-table-cell/>
        </table:table-row>
        <table:table-row>
          <table:table-cell table:style-name="Tabla2.A2" office:value-type="string">
            <text:p text:style-name="P88">Assignment 6</text:p>
          </table:table-cell>
          <table:table-cell table:style-name="Tabla2.A2" office:value-type="string">
            <text:p text:style-name="P90">December 6</text:p>
          </table:table-cell>
          <table:covered-table-cell/>
        </table:table-row>
        <table:table-row>
          <table:table-cell table:style-name="Tabla2.A2" office:value-type="string">
            <text:p text:style-name="P88">Final</text:p>
          </table:table-cell>
          <table:table-cell table:style-name="Tabla2.A2" office:value-type="string">
            <text:p text:style-name="P88">December <text:span text:style-name="T45">11 or 13</text:span></text:p>
          </table:table-cell>
          <table:covered-table-cell/>
        </table:table-row>
      </table:table>
      <text:p text:style-name="P17">If you are enrolled in C# at 1pm your final is on Dec 11.</text:p>
      <text:p text:style-name="P17">If you are enrolled in C# at 3pm your final is on Dec 13.</text:p>
      <text:p text:style-name="P16">The same rules apply for the final as for the midterm. <text:s/><text:span text:style-name="T39">You have to be present in the class room at the time of the </text:span><text:span text:style-name="T38">final</text:span><text:span text:style-name="T39">. <text:s/>There is no makeup </text:span><text:span text:style-name="T38">final</text:span><text:span text:style-name="T39"> because I have only one question for the </text:span><text:span text:style-name="T38">final</text:span><text:span text:style-name="T39">. <text:s/>There is no “make up question” period.</text:span></text:p>
      <text:p text:style-name="P82"/>
      <text:p text:style-name="P70">When you are finished working on the assignment do send me the source files and the script file as simple attachments to an email message. <text:s/><text:span text:style-name="T44">Send to: <text:s/>holliday@fullerton.edu </text:span></text:p>
      <text:p text:style-name="P4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36%" draw:distance="36%"/>
    <draw:stroke-dash draw:name="Dashed_20__28_var_29__20_3" draw:display-name="Dashed (var) 3" draw:style="rect" draw:dots1="1" draw:dots1-length="36%" draw:distance="36%"/>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23:21:15.723555581</meta:creation-date>
    <dc:date>2017-11-01T08:20:58.142278185</dc:date>
    <meta:editing-duration>PT1H52M35S</meta:editing-duration>
    <meta:editing-cycles>22</meta:editing-cycles>
    <meta:generator>LibreOffice/5.3.1.2$Linux_x86 LibreOffice_project/30m0$Build-2</meta:generator>
    <meta:print-date>2017-10-31T07:14:51.610925718</meta:print-date>
    <meta:document-statistic meta:table-count="1" meta:image-count="0" meta:object-count="1" meta:page-count="6" meta:paragraph-count="95" meta:word-count="1481" meta:character-count="8156" meta:non-whitespace-character-count="6663"/>
  </office:meta>
</office:document-meta>
</file>

<file path=Object 1/content.xml><?xml version="1.0" encoding="utf-8"?>
<math xmlns="http://www.w3.org/1998/Math/MathML" display="block">
  <semantics>
    <msqrt>
      <mi>t</mi>
    </msqrt>
    <annotation encoding="StarMath 5.0">sqrt{t} </annotation>
  </semantics>
</math>
</file>